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31ea" officeooo:paragraph-rsid="0014224c"/>
    </style:style>
    <style:style style:name="P2" style:family="paragraph" style:parent-style-name="Standard">
      <style:text-properties officeooo:rsid="0014224c" officeooo:paragraph-rsid="0014224c"/>
    </style:style>
    <style:style style:name="P3" style:family="paragraph" style:parent-style-name="Standard">
      <style:text-properties officeooo:rsid="00167fd7" officeooo:paragraph-rsid="00167fd7"/>
    </style:style>
    <style:style style:name="P4" style:family="paragraph" style:parent-style-name="Standard">
      <style:text-properties officeooo:rsid="00167fd7" officeooo:paragraph-rsid="00183b82"/>
    </style:style>
    <style:style style:name="P5" style:family="paragraph" style:parent-style-name="Standard">
      <style:text-properties fo:color="#ff0000" officeooo:rsid="001a12e4" officeooo:paragraph-rsid="001a12e4"/>
    </style:style>
    <style:style style:name="P6" style:family="paragraph" style:parent-style-name="Standard">
      <style:text-properties fo:color="#ff0000" officeooo:rsid="001c550f" officeooo:paragraph-rsid="001c550f"/>
    </style:style>
    <style:style style:name="P7" style:family="paragraph" style:parent-style-name="Standard">
      <style:text-properties fo:color="#ff0000" style:text-underline-style="solid" style:text-underline-width="auto" style:text-underline-color="font-color" officeooo:rsid="001c550f" officeooo:paragraph-rsid="001c550f"/>
    </style:style>
    <style:style style:name="P8" style:family="paragraph" style:parent-style-name="Standard">
      <style:text-properties fo:color="#ff0000" style:text-underline-style="solid" style:text-underline-width="auto" style:text-underline-color="font-color" officeooo:rsid="001fb04d" officeooo:paragraph-rsid="001fb04d"/>
    </style:style>
    <style:style style:name="P9" style:family="paragraph" style:parent-style-name="Standard">
      <style:text-properties fo:color="#ff0000" style:text-underline-style="solid" style:text-underline-width="auto" style:text-underline-color="font-color" officeooo:rsid="00204b10" officeooo:paragraph-rsid="00204b10"/>
    </style:style>
    <style:style style:name="P10" style:family="paragraph" style:parent-style-name="Standard">
      <style:text-properties fo:color="#ff0000" style:text-underline-style="none" officeooo:rsid="001d268e" officeooo:paragraph-rsid="001d268e"/>
    </style:style>
    <style:style style:name="P11" style:family="paragraph" style:parent-style-name="Standard">
      <style:text-properties fo:color="#ff0000" style:text-underline-style="none" officeooo:rsid="001e07e4" officeooo:paragraph-rsid="001e07e4"/>
    </style:style>
    <style:style style:name="P12" style:family="paragraph" style:parent-style-name="Standard">
      <style:text-properties fo:color="#ff0000" officeooo:rsid="0021bc26" officeooo:paragraph-rsid="0021bc26"/>
    </style:style>
    <style:style style:name="P13" style:family="paragraph" style:parent-style-name="Standard">
      <style:text-properties fo:color="#ff0000" officeooo:rsid="0023fbbc" officeooo:paragraph-rsid="0023fbbc"/>
    </style:style>
    <style:style style:name="P14" style:family="paragraph" style:parent-style-name="Standard">
      <style:text-properties fo:color="#ff0000" officeooo:rsid="0027b6e4" officeooo:paragraph-rsid="0027b6e4"/>
    </style:style>
    <style:style style:name="P15" style:family="paragraph" style:parent-style-name="Standard">
      <style:text-properties fo:color="#ff0000" officeooo:rsid="002a275f" officeooo:paragraph-rsid="002a275f"/>
    </style:style>
    <style:style style:name="P16" style:family="paragraph" style:parent-style-name="Standard">
      <style:text-properties fo:color="#ff0000" officeooo:rsid="002b8998" officeooo:paragraph-rsid="002b8998"/>
    </style:style>
    <style:style style:name="P17" style:family="paragraph" style:parent-style-name="Standard">
      <style:text-properties fo:color="#ff0000" officeooo:rsid="0035ad05" officeooo:paragraph-rsid="0035ad05"/>
    </style:style>
    <style:style style:name="P18" style:family="paragraph" style:parent-style-name="Standard">
      <style:text-properties fo:color="#ff0000" officeooo:rsid="0036beba" officeooo:paragraph-rsid="0036beba"/>
    </style:style>
    <style:style style:name="P19" style:family="paragraph" style:parent-style-name="Standard">
      <style:text-properties fo:color="#ff0000" officeooo:rsid="0039a74d" officeooo:paragraph-rsid="0039a74d"/>
    </style:style>
    <style:style style:name="P20" style:family="paragraph" style:parent-style-name="Standard">
      <style:text-properties fo:color="#ff0000" officeooo:rsid="003e4d52" officeooo:paragraph-rsid="003e4d52"/>
    </style:style>
    <style:style style:name="P21" style:family="paragraph" style:parent-style-name="Standard">
      <style:text-properties fo:color="#ff0000" officeooo:rsid="00440fe6" officeooo:paragraph-rsid="00440fe6"/>
    </style:style>
    <style:style style:name="P22" style:family="paragraph" style:parent-style-name="Standard">
      <style:text-properties fo:color="#ff0000" officeooo:rsid="0044b586" officeooo:paragraph-rsid="0044b586"/>
    </style:style>
    <style:style style:name="P23" style:family="paragraph" style:parent-style-name="Standard">
      <style:text-properties fo:color="#ff0000" officeooo:rsid="00456340" officeooo:paragraph-rsid="00456340"/>
    </style:style>
    <style:style style:name="P24" style:family="paragraph" style:parent-style-name="Standard">
      <style:text-properties fo:color="#ff0000" officeooo:rsid="0046891a" officeooo:paragraph-rsid="0046891a"/>
    </style:style>
    <style:style style:name="P25" style:family="paragraph" style:parent-style-name="Standard">
      <style:text-properties fo:color="#ff0000" officeooo:rsid="004818f8" officeooo:paragraph-rsid="004818f8"/>
    </style:style>
    <style:style style:name="P26" style:family="paragraph" style:parent-style-name="Standard">
      <style:text-properties fo:color="#ff0000" officeooo:rsid="0048e8ef" officeooo:paragraph-rsid="0048e8ef"/>
    </style:style>
    <style:style style:name="P27" style:family="paragraph" style:parent-style-name="Standard">
      <style:text-properties fo:color="#000000" officeooo:rsid="001a12e4" officeooo:paragraph-rsid="001a12e4"/>
    </style:style>
    <style:style style:name="P28" style:family="paragraph" style:parent-style-name="Standard">
      <style:text-properties fo:color="#000000" officeooo:rsid="001a12e4" officeooo:paragraph-rsid="001c550f"/>
    </style:style>
    <style:style style:name="P29" style:family="paragraph" style:parent-style-name="Standard">
      <style:text-properties fo:color="#000000" officeooo:rsid="001c550f" officeooo:paragraph-rsid="001c550f"/>
    </style:style>
    <style:style style:name="P30" style:family="paragraph" style:parent-style-name="Standard">
      <style:text-properties fo:color="#000000" style:text-underline-style="solid" style:text-underline-width="auto" style:text-underline-color="font-color" officeooo:rsid="001c550f" officeooo:paragraph-rsid="001c550f"/>
    </style:style>
    <style:style style:name="P31" style:family="paragraph" style:parent-style-name="Standard">
      <style:text-properties fo:color="#000000" style:text-underline-style="none" officeooo:rsid="001c550f" officeooo:paragraph-rsid="001c550f"/>
    </style:style>
    <style:style style:name="P32" style:family="paragraph" style:parent-style-name="Standard">
      <style:text-properties fo:color="#000000" style:text-underline-style="none" officeooo:rsid="001d268e" officeooo:paragraph-rsid="001d268e"/>
    </style:style>
    <style:style style:name="P33" style:family="paragraph" style:parent-style-name="Standard">
      <style:text-properties fo:color="#000000" style:text-underline-style="none" officeooo:rsid="001e07e4" officeooo:paragraph-rsid="001e07e4"/>
    </style:style>
    <style:style style:name="P34" style:family="paragraph" style:parent-style-name="Standard">
      <style:text-properties fo:color="#000000" style:text-underline-style="none" officeooo:rsid="001fb04d" officeooo:paragraph-rsid="001fb04d"/>
    </style:style>
    <style:style style:name="P35" style:family="paragraph" style:parent-style-name="Standard">
      <style:text-properties fo:color="#000000" style:text-underline-style="none" officeooo:rsid="00204b10" officeooo:paragraph-rsid="00204b10"/>
    </style:style>
    <style:style style:name="P36" style:family="paragraph" style:parent-style-name="Standard">
      <style:text-properties fo:color="#000000" officeooo:rsid="0020ac32" officeooo:paragraph-rsid="0020ac32"/>
    </style:style>
    <style:style style:name="P37" style:family="paragraph" style:parent-style-name="Standard">
      <style:text-properties fo:color="#000000" officeooo:rsid="0021bc26" officeooo:paragraph-rsid="0021bc26"/>
    </style:style>
    <style:style style:name="P38" style:family="paragraph" style:parent-style-name="Standard">
      <style:text-properties fo:color="#000000" officeooo:rsid="00229b9f" officeooo:paragraph-rsid="00229b9f"/>
    </style:style>
    <style:style style:name="P39" style:family="paragraph" style:parent-style-name="Standard">
      <style:text-properties fo:color="#000000" officeooo:rsid="0023fbbc" officeooo:paragraph-rsid="0023fbbc"/>
    </style:style>
    <style:style style:name="P40" style:family="paragraph" style:parent-style-name="Standard">
      <style:text-properties fo:color="#000000" officeooo:rsid="00246485" officeooo:paragraph-rsid="00246485"/>
    </style:style>
    <style:style style:name="P41" style:family="paragraph" style:parent-style-name="Standard">
      <style:text-properties fo:color="#000000" officeooo:rsid="00260a8b" officeooo:paragraph-rsid="00260a8b"/>
    </style:style>
    <style:style style:name="P42" style:family="paragraph" style:parent-style-name="Standard">
      <style:text-properties fo:color="#000000" officeooo:rsid="0026aedf" officeooo:paragraph-rsid="0026aedf"/>
    </style:style>
    <style:style style:name="P43" style:family="paragraph" style:parent-style-name="Standard">
      <style:text-properties fo:color="#000000" officeooo:rsid="0027b6e4" officeooo:paragraph-rsid="0027b6e4"/>
    </style:style>
    <style:style style:name="P44" style:family="paragraph" style:parent-style-name="Standard">
      <style:text-properties fo:color="#000000" officeooo:rsid="0027ecd8" officeooo:paragraph-rsid="0027ecd8"/>
    </style:style>
    <style:style style:name="P45" style:family="paragraph" style:parent-style-name="Standard">
      <style:text-properties fo:color="#000000" officeooo:rsid="00297413" officeooo:paragraph-rsid="00297413"/>
    </style:style>
    <style:style style:name="P46" style:family="paragraph" style:parent-style-name="Standard">
      <style:text-properties fo:color="#000000" officeooo:rsid="002a275f" officeooo:paragraph-rsid="002a275f"/>
    </style:style>
    <style:style style:name="P47" style:family="paragraph" style:parent-style-name="Standard">
      <style:text-properties fo:color="#000000" officeooo:rsid="002b8998" officeooo:paragraph-rsid="002b8998"/>
    </style:style>
    <style:style style:name="P48" style:family="paragraph" style:parent-style-name="Standard">
      <style:text-properties fo:color="#000000" officeooo:rsid="002d6855" officeooo:paragraph-rsid="002d6855"/>
    </style:style>
    <style:style style:name="P49" style:family="paragraph" style:parent-style-name="Standard">
      <style:text-properties fo:color="#000000" officeooo:rsid="002f5894" officeooo:paragraph-rsid="002f5894"/>
    </style:style>
    <style:style style:name="P50" style:family="paragraph" style:parent-style-name="Standard">
      <style:text-properties fo:color="#000000" officeooo:rsid="002ff658" officeooo:paragraph-rsid="002ff658"/>
    </style:style>
    <style:style style:name="P51" style:family="paragraph" style:parent-style-name="Standard">
      <style:text-properties fo:color="#000000" officeooo:rsid="002ff658" officeooo:paragraph-rsid="0033a927"/>
    </style:style>
    <style:style style:name="P52" style:family="paragraph" style:parent-style-name="Standard">
      <style:text-properties fo:color="#000000" officeooo:rsid="0031a8dc" officeooo:paragraph-rsid="0031a8dc"/>
    </style:style>
    <style:style style:name="P53" style:family="paragraph" style:parent-style-name="Standard">
      <style:text-properties fo:color="#000000" officeooo:rsid="00331289" officeooo:paragraph-rsid="00331289"/>
    </style:style>
    <style:style style:name="P54" style:family="paragraph" style:parent-style-name="Standard">
      <style:text-properties fo:color="#000000" officeooo:rsid="00331289" officeooo:paragraph-rsid="0033a927"/>
    </style:style>
    <style:style style:name="P55" style:family="paragraph" style:parent-style-name="Standard">
      <style:text-properties fo:color="#000000" officeooo:rsid="0033a927" officeooo:paragraph-rsid="0033a927"/>
    </style:style>
    <style:style style:name="P56" style:family="paragraph" style:parent-style-name="Standard">
      <style:text-properties fo:color="#000000" officeooo:rsid="00348eed" officeooo:paragraph-rsid="00348eed"/>
    </style:style>
    <style:style style:name="P57" style:family="paragraph" style:parent-style-name="Standard">
      <style:text-properties fo:color="#000000" officeooo:rsid="00348eed" officeooo:paragraph-rsid="003534ea"/>
    </style:style>
    <style:style style:name="P58" style:family="paragraph" style:parent-style-name="Standard">
      <style:text-properties fo:color="#000000" officeooo:rsid="00348eed" officeooo:paragraph-rsid="003579a6"/>
    </style:style>
    <style:style style:name="P59" style:family="paragraph" style:parent-style-name="Standard">
      <style:text-properties fo:color="#000000" officeooo:rsid="00348eed" officeooo:paragraph-rsid="0035ad05"/>
    </style:style>
    <style:style style:name="P60" style:family="paragraph" style:parent-style-name="Standard">
      <style:text-properties fo:color="#000000" officeooo:rsid="003579a6" officeooo:paragraph-rsid="003579a6"/>
    </style:style>
    <style:style style:name="P61" style:family="paragraph" style:parent-style-name="Standard">
      <style:text-properties fo:color="#000000" officeooo:rsid="0035ad05" officeooo:paragraph-rsid="0035ad05"/>
    </style:style>
    <style:style style:name="P62" style:family="paragraph" style:parent-style-name="Standard">
      <style:text-properties fo:color="#000000" officeooo:rsid="0036584d" officeooo:paragraph-rsid="0036584d"/>
    </style:style>
    <style:style style:name="P63" style:family="paragraph" style:parent-style-name="Standard">
      <style:text-properties fo:color="#000000" officeooo:rsid="0036beba" officeooo:paragraph-rsid="0036beba"/>
    </style:style>
    <style:style style:name="P64" style:family="paragraph" style:parent-style-name="Standard">
      <style:text-properties fo:color="#000000" officeooo:rsid="0038a800" officeooo:paragraph-rsid="0038a800"/>
    </style:style>
    <style:style style:name="P65" style:family="paragraph" style:parent-style-name="Standard">
      <style:text-properties fo:color="#000000" officeooo:rsid="0039a74d" officeooo:paragraph-rsid="0039a74d"/>
    </style:style>
    <style:style style:name="P66" style:family="paragraph" style:parent-style-name="Standard">
      <style:text-properties fo:color="#000000" officeooo:rsid="003b3de9" officeooo:paragraph-rsid="003b3de9"/>
    </style:style>
    <style:style style:name="P67" style:family="paragraph" style:parent-style-name="Standard">
      <style:text-properties fo:color="#000000" officeooo:rsid="003cef34" officeooo:paragraph-rsid="003cef34"/>
    </style:style>
    <style:style style:name="P68" style:family="paragraph" style:parent-style-name="Standard">
      <style:text-properties fo:color="#000000" officeooo:rsid="003d42fe" officeooo:paragraph-rsid="003d42fe"/>
    </style:style>
    <style:style style:name="P69" style:family="paragraph" style:parent-style-name="Standard">
      <style:text-properties fo:color="#000000" officeooo:rsid="003e4d52" officeooo:paragraph-rsid="003e4d52"/>
    </style:style>
    <style:style style:name="P70" style:family="paragraph" style:parent-style-name="Standard">
      <style:text-properties fo:color="#000000" officeooo:rsid="003e4d52" officeooo:paragraph-rsid="00440fe6"/>
    </style:style>
    <style:style style:name="P71" style:family="paragraph" style:parent-style-name="Standard">
      <style:text-properties fo:color="#000000" officeooo:rsid="003e9391" officeooo:paragraph-rsid="003e9391"/>
    </style:style>
    <style:style style:name="P72" style:family="paragraph" style:parent-style-name="Standard">
      <style:text-properties fo:color="#000000" officeooo:rsid="003eb375" officeooo:paragraph-rsid="003eb375"/>
    </style:style>
    <style:style style:name="P73" style:family="paragraph" style:parent-style-name="Standard">
      <style:text-properties fo:color="#000000" officeooo:rsid="004034e4" officeooo:paragraph-rsid="004034e4"/>
    </style:style>
    <style:style style:name="P74" style:family="paragraph" style:parent-style-name="Standard">
      <style:text-properties fo:color="#000000" officeooo:rsid="0041c76b" officeooo:paragraph-rsid="0041c76b"/>
    </style:style>
    <style:style style:name="P75" style:family="paragraph" style:parent-style-name="Standard">
      <style:text-properties fo:color="#000000" officeooo:rsid="0044b586" officeooo:paragraph-rsid="0044b586"/>
    </style:style>
    <style:style style:name="P76" style:family="paragraph" style:parent-style-name="Standard">
      <style:text-properties fo:color="#000000" officeooo:rsid="0044b586" officeooo:paragraph-rsid="00450eb4"/>
    </style:style>
    <style:style style:name="P77" style:family="paragraph" style:parent-style-name="Standard">
      <style:text-properties fo:color="#000000" officeooo:rsid="00450eb4" officeooo:paragraph-rsid="00450eb4"/>
    </style:style>
    <style:style style:name="P78" style:family="paragraph" style:parent-style-name="Standard">
      <style:text-properties fo:color="#000000" officeooo:rsid="00456340" officeooo:paragraph-rsid="00456340"/>
    </style:style>
    <style:style style:name="P79" style:family="paragraph" style:parent-style-name="Standard">
      <style:text-properties fo:color="#000000" officeooo:rsid="00456340" officeooo:paragraph-rsid="0046891a"/>
    </style:style>
    <style:style style:name="P80" style:family="paragraph" style:parent-style-name="Standard">
      <style:text-properties fo:color="#000000" officeooo:rsid="0046891a" officeooo:paragraph-rsid="0046891a"/>
    </style:style>
    <style:style style:name="P81" style:family="paragraph" style:parent-style-name="Standard">
      <style:text-properties fo:color="#000000" officeooo:rsid="004818f8" officeooo:paragraph-rsid="004818f8"/>
    </style:style>
    <style:style style:name="P82" style:family="paragraph" style:parent-style-name="Standard">
      <style:text-properties fo:color="#000000" officeooo:rsid="0048e8ef" officeooo:paragraph-rsid="0048e8ef"/>
    </style:style>
    <style:style style:name="P83" style:family="paragraph" style:parent-style-name="Standard">
      <style:text-properties fo:color="#000000" officeooo:rsid="0049b0af" officeooo:paragraph-rsid="0049b0af"/>
    </style:style>
    <style:style style:name="P84" style:family="paragraph" style:parent-style-name="Standard">
      <style:text-properties fo:color="#ff3333" officeooo:rsid="002c20d3" officeooo:paragraph-rsid="002c20d3"/>
    </style:style>
    <style:style style:name="P85" style:family="paragraph" style:parent-style-name="Standard">
      <style:text-properties fo:color="#ff3333" officeooo:rsid="002d6855" officeooo:paragraph-rsid="002d6855"/>
    </style:style>
    <style:style style:name="P86" style:family="paragraph" style:parent-style-name="Standard">
      <style:text-properties fo:color="#ff3333" officeooo:rsid="0033a927" officeooo:paragraph-rsid="0033a927"/>
    </style:style>
    <style:style style:name="P87" style:family="paragraph" style:parent-style-name="Standard">
      <style:text-properties fo:color="#ff3333" officeooo:rsid="00348eed" officeooo:paragraph-rsid="00348eed"/>
    </style:style>
    <style:style style:name="P88" style:family="paragraph" style:parent-style-name="Standard">
      <style:text-properties fo:color="#ff3333" officeooo:rsid="00348eed" officeooo:paragraph-rsid="003579a6"/>
    </style:style>
    <style:style style:name="P89" style:family="paragraph" style:parent-style-name="Standard">
      <style:text-properties officeooo:paragraph-rsid="004818f8"/>
    </style:style>
    <style:style style:name="P90" style:family="paragraph" style:parent-style-name="Standard">
      <style:text-properties fo:color="#ff0000" style:text-underline-style="solid" style:text-underline-width="auto" style:text-underline-color="font-color" officeooo:rsid="001fb04d" officeooo:paragraph-rsid="001fb04d"/>
    </style:style>
    <style:style style:name="P91" style:family="paragraph" style:parent-style-name="Standard">
      <style:text-properties fo:color="#ff0000" officeooo:rsid="001331ea" officeooo:paragraph-rsid="0014224c"/>
    </style:style>
    <style:style style:name="P92" style:family="paragraph" style:parent-style-name="Standard">
      <style:text-properties fo:color="#ff0000" officeooo:rsid="0020ac32" officeooo:paragraph-rsid="001c550f"/>
    </style:style>
    <style:style style:name="P93" style:family="paragraph" style:parent-style-name="Standard">
      <style:text-properties fo:color="#0000cc" officeooo:rsid="001a12e4" officeooo:paragraph-rsid="001a12e4"/>
    </style:style>
    <style:style style:name="P94" style:family="paragraph" style:parent-style-name="Standard">
      <style:text-properties fo:color="#0000cc" officeooo:rsid="001c550f" officeooo:paragraph-rsid="001c550f"/>
    </style:style>
    <style:style style:name="P95" style:family="paragraph" style:parent-style-name="Standard">
      <style:text-properties fo:color="#0000cc" style:text-underline-style="none" officeooo:rsid="001d268e" officeooo:paragraph-rsid="001c550f"/>
    </style:style>
    <style:style style:name="P96" style:family="paragraph" style:parent-style-name="Standard">
      <style:text-properties fo:color="#0000ff" style:text-underline-style="none" officeooo:rsid="001d268e" officeooo:paragraph-rsid="001d268e"/>
    </style:style>
    <style:style style:name="P97" style:family="paragraph" style:parent-style-name="Standard">
      <style:text-properties fo:color="#000000" officeooo:rsid="0031a8dc" officeooo:paragraph-rsid="0033a927"/>
    </style:style>
    <style:style style:name="P98" style:family="paragraph" style:parent-style-name="Standard">
      <style:text-properties fo:color="#000000" officeooo:rsid="00450eb4" officeooo:paragraph-rsid="00450eb4"/>
    </style:style>
    <style:style style:name="T1" style:family="text">
      <style:text-properties officeooo:rsid="00167fd7"/>
    </style:style>
    <style:style style:name="T2" style:family="text">
      <style:text-properties officeooo:rsid="00183b82"/>
    </style:style>
    <style:style style:name="T3" style:family="text">
      <style:text-properties fo:color="#0000cc"/>
    </style:style>
    <style:style style:name="T4" style:family="text">
      <style:text-properties fo:color="#0000cc" officeooo:rsid="00167fd7"/>
    </style:style>
    <style:style style:name="T5" style:family="text">
      <style:text-properties fo:color="#0000cc" officeooo:rsid="001bdda0"/>
    </style:style>
    <style:style style:name="T6" style:family="text">
      <style:text-properties fo:color="#000000"/>
    </style:style>
    <style:style style:name="T7" style:family="text">
      <style:text-properties fo:color="#000000" officeooo:rsid="0046891a"/>
    </style:style>
    <style:style style:name="T8" style:family="text">
      <style:text-properties fo:color="#ffffff" officeooo:rsid="001bdda0"/>
    </style:style>
    <style:style style:name="T9" style:family="text">
      <style:text-properties officeooo:rsid="001bdda0"/>
    </style:style>
    <style:style style:name="T10" style:family="text">
      <style:text-properties fo:color="#000099"/>
    </style:style>
    <style:style style:name="T11" style:family="text">
      <style:text-properties fo:color="#0000ff"/>
    </style:style>
    <style:style style:name="T12" style:family="text">
      <style:text-properties officeooo:rsid="0026aedf"/>
    </style:style>
    <style:style style:name="T13" style:family="text">
      <style:text-properties officeooo:rsid="002b16a4"/>
    </style:style>
    <style:style style:name="T14" style:family="text">
      <style:text-properties officeooo:rsid="002c20d3"/>
    </style:style>
    <style:style style:name="T15" style:family="text">
      <style:text-properties officeooo:rsid="0033a927"/>
    </style:style>
    <style:style style:name="T16" style:family="text">
      <style:text-properties officeooo:rsid="003534ea"/>
    </style:style>
    <style:style style:name="T17" style:family="text">
      <style:text-properties officeooo:rsid="003579a6"/>
    </style:style>
    <style:style style:name="T18" style:family="text">
      <style:text-properties officeooo:rsid="0035ad05"/>
    </style:style>
    <style:style style:name="T19" style:family="text">
      <style:text-properties officeooo:rsid="003b3de9"/>
    </style:style>
    <style:style style:name="T20" style:family="text">
      <style:text-properties officeooo:rsid="003e9391"/>
    </style:style>
    <style:style style:name="T21" style:family="text">
      <style:text-properties officeooo:rsid="004832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1)HTML :</text:p>
      <text:p text:style-name="P91"/>
      <text:p text:style-name="P91"/>
      <text:p text:style-name="P91">Créer un lien :</text:p>
      <text:p text:style-name="P1"><text:span text:style-name="T3">&lt;a</text:span> ici href=http//,,,,,,, <text:span text:style-name="T3">&gt;&lt;/a&gt; </text:span></text:p>
      <text:p text:style-name="P2"><text:span text:style-name="T3">&lt;a</text:span> <text:s/>href=sous/sousfichier.html <text:span text:style-name="T4">&gt;</text:span><text:span text:style-name="T1">secondepage</text:span><text:span text:style-name="T3">&lt;/a&gt;</text:span></text:p>
      <text:p text:style-name="P3"><text:span text:style-name="T3">&lt;a</text:span> href=../pageparent.html<text:span text:style-name="T3">&gt;</text:span><text:span text:style-name="T2">page parent</text:span><text:span text:style-name="T3">&lt;/a&gt;</text:span></text:p>
      <text:p text:style-name="P4"><text:span text:style-name="T3">&lt;a </text:span>href=../pageparent.html <text:span text:style-name="T2">target= « _blank »</text:span><text:span text:style-name="T3">&gt;</text:span><text:span text:style-name="T2">reste sur la même page quand on ouvre</text:span><text:span text:style-name="T3">&lt;/a&gt;</text:span></text:p>
      <text:p text:style-name="P4"/>
      <text:p text:style-name="P5">Créer une ancre :</text:p>
      <text:p text:style-name="P5"/>
      <text:p text:style-name="P28">Permet de créer un lien sur une page Html</text:p>
      <text:p text:style-name="P28"><text:span text:style-name="T3">&lt;h1&gt;</text:span>Je suis en haute de la page<text:span text:style-name="T3">&lt;/h1&gt;</text:span></text:p>
      <text:p text:style-name="P27"><text:span text:style-name="T3">&lt;p&gt;</text:span>Accès direct au bas ou partie de la page<text:span text:style-name="T3">&lt;/p&gt;&lt;a </text:span>href= «#ancre1 »<text:span text:style-name="T3">&gt;&lt;/a&gt;&lt;/p&gt;</text:span></text:p>
      <text:p text:style-name="P93"/>
      <text:p text:style-name="P27"><text:span text:style-name="T3">&lt;h2 </text:span><text:span text:style-name="T9">id= «ancre1 »</text:span><text:span text:style-name="T3">&gt;</text:span><text:span text:style-name="T8">J</text:span><text:span text:style-name="T9">Je suis le bas de la page</text:span><text:span text:style-name="T5">&lt;/h2&gt;</text:span></text:p>
      <text:p text:style-name="P27"/>
      <text:p text:style-name="P6">Permet de créer un lien pour envoyer direct un mail,</text:p>
      <text:p text:style-name="P29"/>
      <text:p text:style-name="P29"><text:span text:style-name="T3">&lt;p&gt;</text:span>M’envoyer <text:span text:style-name="T3">&lt;a</text:span> href « <text:a xlink:type="simple" xlink:href="mailto:f,letellier0@gmail,com" text:style-name="Internet_20_link" text:visited-style-name="Visited_20_Internet_20_Link">mailto:f,letellier0@gmail,com</text:a><text:span text:style-name="T3">&gt;</text:span>un mail <text:span text:style-name="T3">&lt;/a&gt;&lt;/p&gt;</text:span></text:p>
      <text:p text:style-name="P94"/>
      <text:p text:style-name="P7">Créer un lien pour un téléchargement :</text:p>
      <text:p text:style-name="P30"/>
      <text:p text:style-name="P31"><text:span text:style-name="T10">&lt;p&gt;</text:span>Télécharger <text:span text:style-name="T3">&lt;a</text:span> href »cours-de-merde.pdf<text:span text:style-name="T3">&gt;</text:span>Mon cours<text:span text:style-name="T3">&lt;/a&gt;&lt;/p&gt;</text:span></text:p>
      <text:p text:style-name="P95"/>
      <text:p text:style-name="P10">Insérer une image :</text:p>
      <text:p text:style-name="P10"/>
      <text:p text:style-name="P32">Jpg ou Jpeg est le top</text:p>
      <text:p text:style-name="P32"><text:span text:style-name="T11">&lt;img</text:span> src= « ma-bite-en-3d »,jpg alt= « ma bite »<text:span text:style-name="T11">&gt;</text:span></text:p>
      <text:p text:style-name="P96"/>
      <text:p text:style-name="P11">Caractère spéciaux lu par tout les nav :</text:p>
      <text:p text:style-name="P33"><text:span text:style-name="T11">&amp;lt;br&amp;gt = </text:span>affiche &lt;br&gt;</text:p>
      <text:p text:style-name="P33"><text:span text:style-name="T11">&amp;amp = </text:span>affiche &amp;</text:p>
      <text:p text:style-name="P34"><text:span text:style-name="T11">&amp;nbs p</text:span> = affiche un espace,</text:p>
      <text:p text:style-name="P34"/>
      <text:p text:style-name="P8">2) CSS :</text:p>
      <text:p text:style-name="P34"/>
      <text:p text:style-name="P34">color : couleur char</text:p>
      <text:p text:style-name="P34">font-style : italic,,,,,,</text:p>
      <text:p text:style-name="P34">font-size : taille</text:p>
      <text:p text:style-name="P34">font-weight : bold</text:p>
      <text:p text:style-name="P34"/>
      <text:p text:style-name="P9">inline et block :</text:p>
      <text:p text:style-name="P34"/>
      <text:p text:style-name="P35">block : p, </text:p>
      <text:p text:style-name="P35">inline : a, strong ,,,en ,,,</text:p>
      <text:p text:style-name="P29"/>
      <text:p text:style-name="P92">Forme text :</text:p>
      <text:p text:style-name="P36">text-transform :</text:p>
      <text:p text:style-name="P36">text-decoration</text:p>
      <text:p text:style-name="P36">text-shadow :</text:p>
      <text:p text:style-name="P36">text-align :</text:p>
      <text:p text:style-name="P36"><text:soft-page-break/>line-height : ecart entre les lignes d’un paragraphe</text:p>
      <text:p text:style-name="P36">letter-spacing : ecart entre lettre</text:p>
      <text:p text:style-name="P36">word-spacing : ecart entre les mots</text:p>
      <text:p text:style-name="P36"/>
      <text:p text:style-name="P12">margin padding : </text:p>
      <text:p text:style-name="P37">padding : marge intérieur</text:p>
      <text:p text:style-name="P37">border : bordure</text:p>
      <text:p text:style-name="P37">margin : est à l’extérieur padding + border,</text:p>
      <text:p text:style-name="P38">box-shadow : </text:p>
      <text:p text:style-name="P38"/>
      <text:p text:style-name="P13">display :</text:p>
      <text:p text:style-name="P38">display : inline-block <text:s/>permet d’écarter deux block</text:p>
      <text:p text:style-name="P38">width : 30 % <text:s text:c="2"/>définit sa largeur</text:p>
      <text:p text:style-name="P39"/>
      <text:p text:style-name="P39">display : none <text:s/>permet d faire disparaître le block</text:p>
      <text:p text:style-name="P13"/>
      <text:p text:style-name="P13">position :</text:p>
      <text:p text:style-name="P39">la position par défaut est static</text:p>
      <text:p text:style-name="P39"/>
      <text:p text:style-name="P39">postion : relative permet de faire bouger un élément par rapport a son possition de départ</text:p>
      <text:p text:style-name="P39">left : 20 % deplace de 20 % vers la droite,</text:p>
      <text:p text:style-name="P39"/>
      <text:p text:style-name="P39">position : fixed permet de bloquer un élément si on fait défiler la page, les autres élément bouge,</text:p>
      <text:p text:style-name="P39"/>
      <text:p text:style-name="P39">position: absolut prend en compte son positionnement par rapport à son élément parent,</text:p>
      <text:p text:style-name="P40"/>
      <text:p text:style-name="P40">z-index : 200px il suffit une valeur plus élévé de l’élement que l’on souhaite de voir au dessus d’un autre.</text:p>
      <text:p text:style-name="P40"/>
      <text:p text:style-name="P40"><text:s/>Float : (left, right, <text:s text:c="2"/>faire flotter à gauche ou à droite de l’élément</text:p>
      <text:p text:style-name="P41">clear : (right, left, both) <text:s/>neutralise le float d’un élément,</text:p>
      <text:p text:style-name="P41"/>
      <text:p text:style-name="P41">overflow : (visible, <text:s/><text:span text:style-name="T12">hidden, scroll, auto</text:span></text:p>
      <text:p text:style-name="P42">visisble : depasse de l’élément</text:p>
      <text:p text:style-name="P42">hidden : cache ce qui dépasse.</text:p>
      <text:p text:style-name="P42">Schroll : barre de défilement</text:p>
      <text:p text:style-name="P42">auto : choisi le meilleur choix pour voir l’élément,</text:p>
      <text:p text:style-name="P42"/>
      <text:p text:style-name="P42">margin : auto</text:p>
      <text:p text:style-name="P42"/>
      <text:p text:style-name="P43">Comment centrer voir le tuto n°40,</text:p>
      <text:p text:style-name="P43"/>
      <text:p text:style-name="P14">fond :</text:p>
      <text:p text:style-name="P43"/>
      <text:p text:style-name="P43"><text:bookmark-start text:name="__DdeLink__1012_1002790692"/>background-color<text:bookmark-end text:name="__DdeLink__1012_1002790692"/></text:p>
      <text:p text:style-name="P43">background-image : url(image,jpg ou https)</text:p>
      <text:p text:style-name="P44">background-size : 25 % permet de définir la taille de l’image,</text:p>
      <text:p text:style-name="P45">background-repeat : repeat, repeat-x , repeat-y,</text:p>
      <text:p text:style-name="P45">background-attachement : (fixed, scroll, </text:p>
      <text:p text:style-name="P45">background-postion : top right, top left, <text:s/>ou 40px 50px</text:p>
      <text:p text:style-name="P45"/>
      <text:p text:style-name="P15"/>
      <text:p text:style-name="P15"><text:soft-page-break/>dégradé linéaires:</text:p>
      <text:p text:style-name="P16"/>
      <text:p text:style-name="P47">ceci est juste pour un cas :</text:p>
      <text:p text:style-name="P47">vidéo 43,</text:p>
      <text:p text:style-name="P46">background : webkit-<text:span text:style-name="T14">l</text:span>inear-gradiant (left, red, orange, blue) ;</text:p>
      <text:p text:style-name="P46">background : -o-linear-gradiant (right, red, orange, blue) ; </text:p>
      <text:p text:style-name="P46">background : -moz-linear-gradiant (right, red, orange, blue) ; </text:p>
      <text:p text:style-name="P46">background : linear-gradiant (<text:span text:style-name="T13">to </text:span>right, red, orange, blue) ; </text:p>
      <text:p text:style-name="P46"/>
      <text:p text:style-name="P84">dégradé radiaux :</text:p>
      <text:p text:style-name="P48">vidéo 44</text:p>
      <text:p text:style-name="P48">background : radial-gradiant (circle, blue, purple, red)</text:p>
      <text:p text:style-name="P48">Même délire avec les webkit,</text:p>
      <text:p text:style-name="P48"/>
      <text:p text:style-name="P85">tableaux :</text:p>
      <text:p text:style-name="P48"/>
      <text:p text:style-name="P49">video 45</text:p>
      <text:p text:style-name="P49"/>
      <text:p text:style-name="P49">&lt;table&gt;</text:p>
      <text:p text:style-name="P49">&lt;tr&gt; c’est les lignes</text:p>
      <text:p text:style-name="P49"><text:s/>&lt;td&gt;&lt;/td&gt; c’est les cellules</text:p>
      <text:p text:style-name="P49">&lt;td&gt;&lt;/td&gt;</text:p>
      <text:p text:style-name="P49">&lt;td&gt;&lt;/td&gt;</text:p>
      <text:p text:style-name="P49">&lt;/tr&gt;</text:p>
      <text:p text:style-name="P49">&lt;/table&gt;</text:p>
      <text:p text:style-name="P49"/>
      <text:p text:style-name="P50">en css il faut mettre un border au td</text:p>
      <text:p text:style-name="P50">border : 1px solid black pour les td</text:p>
      <text:p text:style-name="P50">border-collapse : collapse pour table</text:p>
      <text:p text:style-name="P50">dans les td faire un padding : 10px permet d’élargir les cellules,</text:p>
      <text:p text:style-name="P50"/>
      <text:p text:style-name="P50">Pour mettre une couleur de fond différente si les chiffre impaire ou pair,</text:p>
      <text:p text:style-name="P50">Faire des classe et cibler par pair et impair,</text:p>
      <text:p text:style-name="P50">Il suffit juste par class de choisir le background-color</text:p>
      <text:p text:style-name="P50"/>
      <text:p text:style-name="P50">ou </text:p>
      <text:p text:style-name="P50"/>
      <text:p text:style-name="P50">tr:nth-child(even ou odd) {</text:p>
      <text:p text:style-name="P50">background-color: red ;</text:p>
      <text:p text:style-name="P51">}</text:p>
      <text:p text:style-name="P97">Un tableau est structuré thread = ligne haut tfoot = ligne du bas et tbody = le corps du tableau</text:p>
      <text:p text:style-name="P55">&lt;table&gt;</text:p>
      <text:p text:style-name="P55">&lt;capsion&gt; permet de mettre un titre,</text:p>
      <text:p text:style-name="P52">&lt;thead&gt;</text:p>
      <text:p text:style-name="P52">&lt;tfoot&gt;</text:p>
      <text:p text:style-name="P52">&lt;tbody&gt;</text:p>
      <text:p text:style-name="P52"/>
      <text:p text:style-name="P53">fusionner deux cellules :</text:p>
      <text:p text:style-name="P53"/>
      <text:p text:style-name="P53">exemple : pour qu’une colonne fasse 3 cellule</text:p>
      <text:p text:style-name="P53">&lt;th colspan= « 3 »&gt;Prénom &lt;/th&gt;</text:p>
      <text:p text:style-name="P53"/>
      <text:p text:style-name="P54"><text:soft-page-break/>exemple : pour qu’une <text:span text:style-name="T15">cellule</text:span> fasse 3 <text:span text:style-name="T15">ligne</text:span></text:p>
      <text:p text:style-name="P54">&lt;th <text:span text:style-name="T15">row</text:span>span= « 3 »&gt;Prénom &lt;/th&gt;</text:p>
      <text:p text:style-name="P53"/>
      <text:p text:style-name="P86">gérer une image en Css :</text:p>
      <text:p text:style-name="P55"/>
      <text:p text:style-name="P55">on peut gérer la largeur de l’image, la hauteur se modifie en fonction de la largeur,</text:p>
      <text:p text:style-name="P55">avec </text:p>
      <text:p text:style-name="P55">img{</text:p>
      <text:p text:style-name="P55">width : 400px ;</text:p>
      <text:p text:style-name="P55">}</text:p>
      <text:p text:style-name="P55"/>
      <text:p text:style-name="P55">Pour placer une image :</text:p>
      <text:p text:style-name="P55"/>
      <text:p text:style-name="P55">il faut mettre un div, p,,,, pour quelle soit considérer comme un block</text:p>
      <text:p text:style-name="P55">sinon display : block ;</text:p>
      <text:p text:style-name="P55"/>
      <text:p text:style-name="P55">il y aussi float : left pour les poser les une à coté des autres.</text:p>
      <text:p text:style-name="P55"/>
      <text:p text:style-name="P55">Fairre un cadre :</text:p>
      <text:p text:style-name="P55">padding: 10px ;</text:p>
      <text:p text:style-name="P55">border : 1px solid #CCC ;</text:p>
      <text:p text:style-name="P55">box-shadow : 0px 0px 17px #BBB ;</text:p>
      <text:p text:style-name="P55"/>
      <text:p text:style-name="P87">insérer un contenu audio dans Html :</text:p>
      <text:p text:style-name="P87">vidéo 49</text:p>
      <text:p text:style-name="P56">les navigateur n’utilise pas le même format audio,</text:p>
      <text:p text:style-name="P56">il faut donc mettre toujours deux format audio,</text:p>
      <text:p text:style-name="P56"/>
      <text:p text:style-name="P56">&lt;audio controls= »controls »&gt;</text:p>
      <text:p text:style-name="P56"><text:tab/>&lt;source src= »magic.mp3»&gt;</text:p>
      <text:p text:style-name="P56"><text:tab/>&lt;source src= »magic2.<text:span text:style-name="T18">ogg</text:span>»&gt;</text:p>
      <text:p text:style-name="P56">&lt;/audio&gt;</text:p>
      <text:p text:style-name="P56"/>
      <text:p text:style-name="P57">&lt;audio controls= « controls » <text:span text:style-name="T16">loop= « loop » autoplay= « autoplay»</text:span>&gt; <text:span text:style-name="T17">permet de lire en boucle et chargé dès que la piste est prete</text:span></text:p>
      <text:p text:style-name="P57"><text:tab/>&lt;source src= »magic.mp3»&gt;</text:p>
      <text:p text:style-name="P57"><text:tab/>&lt;source src= »magic2.mp3»&gt;</text:p>
      <text:p text:style-name="P57">&lt;/audio&gt;</text:p>
      <text:p text:style-name="P55"/>
      <text:p text:style-name="P88">insérer un contenu <text:span text:style-name="T17">vidéo</text:span> dans Html :</text:p>
      <text:p text:style-name="P88"/>
      <text:p text:style-name="P60">meme problème compatibilé format vidéo donc deux format mp4 et ogg</text:p>
      <text:p text:style-name="P60"/>
      <text:p text:style-name="P58">&lt;<text:span text:style-name="T17">video</text:span> controls= »controls »&gt;</text:p>
      <text:p text:style-name="P58"><text:tab/>&lt;source src= »magic.mp<text:span text:style-name="T17">4</text:span>»&gt;</text:p>
      <text:p text:style-name="P58"><text:tab/>&lt;source src= »magic2.<text:span text:style-name="T18">ogg</text:span>»&gt;</text:p>
      <text:p text:style-name="P58">&lt;/<text:span text:style-name="T17">video</text:span>&gt;</text:p>
      <text:p text:style-name="P60"/>
      <text:p text:style-name="P59">&lt;<text:span text:style-name="T17">video</text:span> controls= »controls » <text:span text:style-name="T18">poster=  »magic,png»</text:span>&gt;</text:p>
      <text:p text:style-name="P59"><text:tab/>&lt;source src= »magic.mp<text:span text:style-name="T17">4</text:span>»&gt; <text:span text:style-name="T18">permet d’avoir une photo image de fond à la fin de la vidéo,</text:span></text:p>
      <text:p text:style-name="P59">&lt;/<text:span text:style-name="T17">video</text:span>&gt;</text:p>
      <text:p text:style-name="P55"/>
      <text:p text:style-name="P17"><text:soft-page-break/>Intégration audio et vidéo :</text:p>
      <text:p text:style-name="P61"/>
      <text:p text:style-name="P61">pour intégrer une vidéo il faut coller le lien dans l’onglet share ou partager,</text:p>
      <text:p text:style-name="P61"/>
      <text:p text:style-name="P61">&lt;iframe width= « 560» height= » 315» src= « https lien » frameborder= »0  » allowfullsreen&gt;&lt;/iframe&gt;</text:p>
      <text:p text:style-name="P61"/>
      <text:p text:style-name="P62">mettre une légende à une photo :</text:p>
      <text:p text:style-name="P62">&lt;figure&gt;</text:p>
      <text:p text:style-name="P62"><text:tab/>&lt;img src ,,,,,,&gt;</text:p>
      <text:p text:style-name="P62"><text:tab/>&lt;figcaption&gt;Légende de ma photo&lt;/figcaption&gt;</text:p>
      <text:p text:style-name="P62">&lt;/figure&gt;</text:p>
      <text:p text:style-name="P62"/>
      <text:p text:style-name="P18">notations css short et css long:</text:p>
      <text:p text:style-name="P63"/>
      <text:p text:style-name="P63">Il faut respecter l’ordre suivant</text:p>
      <text:p text:style-name="P63">font-style :</text:p>
      <text:p text:style-name="P63">font-weight :</text:p>
      <text:p text:style-name="P63">font-size :</text:p>
      <text:p text:style-name="P63">line-height :</text:p>
      <text:p text:style-name="P63">font-family :</text:p>
      <text:p text:style-name="P63"/>
      <text:p text:style-name="P63">correspond à :</text:p>
      <text:p text:style-name="P63">font : italic normal 16px/24px Verdana, <text:s/>sans-serif ;</text:p>
      <text:p text:style-name="P63"/>
      <text:p text:style-name="P64">Pareil pour :</text:p>
      <text:p text:style-name="P64"/>
      <text:p text:style-name="P64">border-width: 5px ;</text:p>
      <text:p text:style-name="P64">border-style : solid ;</text:p>
      <text:p text:style-name="P64">border-color : blue ;</text:p>
      <text:p text:style-name="P64"/>
      <text:p text:style-name="P64">correspond à </text:p>
      <text:p text:style-name="P64"/>
      <text:p text:style-name="P64">border : 5px solid blue ; </text:p>
      <text:p text:style-name="P64"/>
      <text:p text:style-name="P64">background-color : #FFF ;</text:p>
      <text:p text:style-name="P64">background-image : url(« photo,jpg ») ;</text:p>
      <text:p text:style-name="P64">background-repeat : no-repeat ; </text:p>
      <text:p text:style-name="P64">background-attachement : scroll ;</text:p>
      <text:p text:style-name="P64">background-position : top left ;</text:p>
      <text:p text:style-name="P64"/>
      <text:p text:style-name="P64">correspond à </text:p>
      <text:p text:style-name="P64"/>
      <text:p text:style-name="P64">background : #FFF url(« photo,jpg ») no-repeat scrool top left ;</text:p>
      <text:p text:style-name="P64"/>
      <text:p text:style-name="P19">Les sélecteur Css avancés :</text:p>
      <text:p text:style-name="P65"/>
      <text:p text:style-name="P65">pour faire une bordure à tout les élément du fichier html sauf head</text:p>
      <text:p text:style-name="P65"/>
      <text:p text:style-name="P65">*{</text:p>
      <text:p text:style-name="P65"><text:s/>border : 1px solid black ;</text:p>
      <text:p text:style-name="P65">}</text:p>
      <text:p text:style-name="P65"><text:soft-page-break/></text:p>
      <text:p text:style-name="P65">grouper les sélecteur<text:span text:style-name="T19">s</text:span></text:p>
      <text:p text:style-name="P64"/>
      <text:p text:style-name="P65">p, h1 {</text:p>
      <text:p text:style-name="P65"/>
      <text:p text:style-name="P65">}</text:p>
      <text:p text:style-name="P65"/>
      <text:p text:style-name="P66">pour sélectionné tous les élément dans un élément exemple les p dans les div</text:p>
      <text:p text:style-name="P66"/>
      <text:p text:style-name="P66">div p {</text:p>
      <text:p text:style-name="P66"/>
      <text:p text:style-name="P66">}</text:p>
      <text:p text:style-name="P66"/>
      <text:p text:style-name="P66"/>
      <text:p text:style-name="P66">div + p{ <text:s/>pour sélectionner au même niveau exemple le premier p après le div</text:p>
      <text:p text:style-name="P66"/>
      <text:p text:style-name="P67">}</text:p>
      <text:p text:style-name="P67"/>
      <text:p text:style-name="P67"/>
      <text:p text:style-name="P67">selectionner un élément enfant de </text:p>
      <text:p text:style-name="P67"/>
      <text:p text:style-name="P67">div&gt;h2</text:p>
      <text:p text:style-name="P67">{</text:p>
      <text:p text:style-name="P67">}</text:p>
      <text:p text:style-name="P67"/>
      <text:p text:style-name="P68">selectionner selon un attribut particulier,</text:p>
      <text:p text:style-name="P68"/>
      <text:p text:style-name="P68">div[class] <text:s text:c="2"/>sélectionner tous les div ayant une class</text:p>
      <text:p text:style-name="P68">{</text:p>
      <text:p text:style-name="P68">}</text:p>
      <text:p text:style-name="P68"/>
      <text:p text:style-name="P68">div[class= « div1»] <text:s text:c="2"/>sélectionner tous les div ayant une class et étant div1</text:p>
      <text:p text:style-name="P68">{</text:p>
      <text:p text:style-name="P68">}</text:p>
      <text:p text:style-name="P68"/>
      <text:p text:style-name="P20">les pseudos class Css</text:p>
      <text:p text:style-name="P69"/>
      <text:p text:style-name="P74">vidéo 55</text:p>
      <text:p text:style-name="P69">bien suivre l’ordre si on les utilise tous : link : visited :hover :active ;</text:p>
      <text:p text:style-name="P69"/>
      <text:p text:style-name="P69">exemple</text:p>
      <text:p text:style-name="P69"/>
      <text:p text:style-name="P69">h1:hover{</text:p>
      <text:p text:style-name="P69"/>
      <text:p text:style-name="P69">color:orange ;</text:p>
      <text:p text:style-name="P69">}</text:p>
      <text:p text:style-name="P69"/>
      <text:p text:style-name="P69">on peut aussi sélectionner selon les dépendance enfant, par exemple le premier et le dernier enfant</text:p>
      <text:p text:style-name="P69"/>
      <text:p text:style-name="P69">p:first-child{ <text:s text:c="3"/>tous les p qui sont enfant d’une balise</text:p>
      <text:p text:style-name="P69"><text:s text:c="4"/>color:orange ;</text:p>
      <text:p text:style-name="P69">}</text:p>
      <text:p text:style-name="P69"><text:soft-page-break/></text:p>
      <text:p text:style-name="P69">p:last-child{ tous les p qui sont le dernier enfant d’une balise</text:p>
      <text:p text:style-name="P69"><text:s/>color : blue ;</text:p>
      <text:p text:style-name="P69">}</text:p>
      <text:p text:style-name="P69"/>
      <text:p text:style-name="P69"/>
      <text:p text:style-name="P69">cibler selon un mot clé even ou odd <text:span text:style-name="T20">ou un chifffre (3) le troisième enfant,</text:span></text:p>
      <text:p text:style-name="P69"/>
      <text:p text:style-name="P69">p:nth-child(even){</text:p>
      <text:p text:style-name="P69"/>
      <text:p text:style-name="P69">color : purple ;</text:p>
      <text:p text:style-name="P69">}</text:p>
      <text:p text:style-name="P69"/>
      <text:p text:style-name="P71">cibler selon différent caractéristique,</text:p>
      <text:p text:style-name="P71"/>
      <text:p text:style-name="P71">p::first-letter{</text:p>
      <text:p text:style-name="P71">permet de changer les première lettre de chaque paragraphe</text:p>
      <text:p text:style-name="P71">}</text:p>
      <text:p text:style-name="P71"/>
      <text:p text:style-name="P71">p::first-line{</text:p>
      <text:p text:style-name="P71">modifie la première ligne</text:p>
      <text:p text:style-name="P71">}</text:p>
      <text:p text:style-name="P71"/>
      <text:p text:style-name="P71">p::-moz-selection{</text:p>
      <text:p text:style-name="P72">affiche un style différent quand je sélectionne une partie avec ma souri</text:p>
      <text:p text:style-name="P71">}</text:p>
      <text:p text:style-name="P71">p::selection{</text:p>
      <text:p text:style-name="P73">il faut bien mettre les deux car il n’est pas compatibe pour ltous les nav</text:p>
      <text:p text:style-name="P71">}</text:p>
      <text:p text:style-name="P71"/>
      <text:p text:style-name="P74">div::before{</text:p>
      <text:p text:style-name="P74">ajout avant mon div</text:p>
      <text:p text:style-name="P74">}</text:p>
      <text:p text:style-name="P74"/>
      <text:p text:style-name="P74">div::after{</text:p>
      <text:p text:style-name="P74">ajout après mon div</text:p>
      <text:p text:style-name="P74">}</text:p>
      <text:p text:style-name="P74"/>
      <text:p text:style-name="P21">Sprite Image :</text:p>
      <text:p text:style-name="P21"/>
      <text:p text:style-name="P22">vidéo 56 voir comment prendre une image dans une image,</text:p>
      <text:p text:style-name="P22"/>
      <text:p text:style-name="P22">Les Transitions en Css :</text:p>
      <text:p text:style-name="P22"/>
      <text:p text:style-name="P22">voi<text:span text:style-name="T6">r vidéo 57</text:span></text:p>
      <text:p text:style-name="P75"/>
      <text:p text:style-name="P77">div{</text:p>
      <text:p text:style-name="P76">transition : width 2s , background-color 5s ;</text:p>
      <text:p text:style-name="P75"/>
      <text:p text:style-name="P75">mettre tous les kits,</text:p>
      <text:p text:style-name="P77">}</text:p>
      <text:p text:style-name="P77"><text:s/>il y a pleusieur transition : delay, ease</text:p>
      <text:p text:style-name="P77"><text:soft-page-break/>div</text:p>
      <text:p text:style-name="P77">{</text:p>
      <text:p text:style-name="P77">transition : 3s width 2s ease, 3s background-color 5s ease ;</text:p>
      <text:p text:style-name="P77">}</text:p>
      <text:p text:style-name="P77"/>
      <text:p text:style-name="P23">Animation Css :</text:p>
      <text:p text:style-name="P23">Pareil pour tous les navigateur il faut les webkit</text:p>
      <text:p text:style-name="P24">vidéo 58</text:p>
      <text:p text:style-name="P23"/>
      <text:p text:style-name="P78">div{</text:p>
      <text:p text:style-name="P78">animation-name: chgt-couleur ;</text:p>
      <text:p text:style-name="P78">animation-duration : 5s ;</text:p>
      <text:p text:style-name="P78">}</text:p>
      <text:p text:style-name="P78"/>
      <text:p text:style-name="P78"/>
      <text:p text:style-name="P78">@keyframes chgt-couleur{</text:p>
      <text:p text:style-name="P78">from {background-color:blue;}</text:p>
      <text:p text:style-name="P78">to {background-color : orange;}</text:p>
      <text:p text:style-name="P78"/>
      <text:p text:style-name="P78">}</text:p>
      <text:p text:style-name="P78"/>
      <text:p text:style-name="P80">animation-timing-function: ease ;</text:p>
      <text:p text:style-name="P80">animation-duration : 5s ;</text:p>
      <text:p text:style-name="P80">animaation-delay : 4s ; retardement</text:p>
      <text:p text:style-name="P89"><text:span text:style-name="T7">a</text:span><text:a xlink:type="simple" xlink:href="https://www.youtube.com/watch?list=PLwLsbqvBlImHG5yeUCXJ1aqNMgUKi1NK3&amp;v=ksQeyrgwddw" office:target-frame-name="_blank" xlink:show="new" text:style-name="Internet_20_link" text:visited-style-name="Visited_20_Internet_20_Link">COURS COMPLET HTML ET CSS [60/71] - Créer un formulaire HTML simple</text:a><text:span text:style-name="T7">nimation-iteration-count:infinite ; nb de fois pou l’animation est jouer</text:span></text:p>
      <text:p text:style-name="P80">animation-direction : alternate ; définit à l’endroit à l’envers l’animation se créer,</text:p>
      <text:p text:style-name="P80"/>
      <text:p text:style-name="P79">@keyframes chgt-couleur{</text:p>
      <text:p text:style-name="P80">0 %background-color : green ; top:0px ; left : 0px;}</text:p>
      <text:p text:style-name="P25">25 %,,,,</text:p>
      <text:p text:style-name="P25">50 %,,,,,</text:p>
      <text:p text:style-name="P25">75 %,,,,</text:p>
      <text:p text:style-name="P25">100 %,,,</text:p>
      <text:p text:style-name="P80">{</text:p>
      <text:p text:style-name="P80"/>
      <text:p text:style-name="P80"/>
      <text:p text:style-name="P25">Création de formulaire :</text:p>
      <text:p text:style-name="P25">vidéo 60 <text:span text:style-name="T21">à 63</text:span></text:p>
      <text:p text:style-name="P81"/>
      <text:p text:style-name="P81">&lt;form method= »post ou get(limit la taille)  » action=&gt; »traitment.php »&gt;</text:p>
      <text:p text:style-name="P81"><text:tab/>&lt;label&gt;</text:p>
      <text:p text:style-name="P81"><text:tab/>&lt;input type= »text »&gt;</text:p>
      <text:p text:style-name="P81"><text:tab/>&lt;textarea&gt;&lt;/textarea&gt;</text:p>
      <text:p text:style-name="P81"><text:tab/>&lt;label&gt;&lt;/label&gt;</text:p>
      <text:p text:style-name="P81">&lt;/form&gt;</text:p>
      <text:p text:style-name="P81"/>
      <text:p text:style-name="P82">Mise en forme responsive :</text:p>
      <text:p text:style-name="P82"><text:s/>vidéo : 65</text:p>
      <text:p text:style-name="P82">viewport permet d’optimiser le HTML,</text:p>
      <text:p text:style-name="P82"/>
      <text:p text:style-name="P82"/>
      <text:p text:style-name="P26"><text:soft-page-break/>Media queries :</text:p>
      <text:p text:style-name="P82">vidéo 66</text:p>
      <text:p text:style-name="P82"/>
      <text:p text:style-name="P83">rendre responsive notre site,</text:p>
      <text:p text:style-name="P82"/>
      <text:p text:style-name="P81"/>
      <text:p text:style-name="P80"/>
      <text:p text:style-name="P80"/>
      <text:p text:style-name="P70"/>
      <text:p text:style-name="P69"/>
      <text:p text:style-name="P69"/>
      <text:p text:style-name="P69"/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15:56:57.223294915</meta:creation-date>
    <meta:generator>LibreOffice/5.1.6.2$Linux_X86_64 LibreOffice_project/10m0$Build-2</meta:generator>
    <dc:date>2017-03-09T12:57:28.829527729</dc:date>
    <meta:editing-duration>P3DT14H15M11S</meta:editing-duration>
    <meta:editing-cycles>38</meta:editing-cycles>
    <meta:document-statistic meta:table-count="0" meta:image-count="0" meta:object-count="0" meta:page-count="9" meta:paragraph-count="288" meta:word-count="1457" meta:character-count="8522" meta:non-whitespace-character-count="7293"/>
  </office:meta>
</office:document-meta>
</file>